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SIN ESFUERZO</text:p>
          </table:table-cell>
          <table:table-cell table:number-columns-repeated="3"/>
          <table:table-cell office:value-type="string" calcext:value-type="string">
            <text:p>EL AGM ES EL GRAFO</text:p>
          </table:table-cell>
          <table:table-cell table:number-columns-repeated="3"/>
          <table:table-cell office:value-type="string" calcext:value-type="string">
            <text:p>GRAFO CON CICLOS Y PAREDES A ROM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3616" calcext:value-type="float">
            <text:p>9361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661" calcext:value-type="float">
            <text:p>4166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5085" calcext:value-type="float">
            <text:p>950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8128" calcext:value-type="float">
            <text:p>68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7829" calcext:value-type="float">
            <text:p>10782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8816" calcext:value-type="float">
            <text:p>588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5085" calcext:value-type="float">
            <text:p>9508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8128" calcext:value-type="float">
            <text:p>68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13221" calcext:value-type="float">
            <text:p>11322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0872" calcext:value-type="float">
            <text:p>808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6556" calcext:value-type="float">
            <text:p>9655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6066" calcext:value-type="float">
            <text:p>96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25964" calcext:value-type="float">
            <text:p>12596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4303" calcext:value-type="float">
            <text:p>8430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6556" calcext:value-type="float">
            <text:p>9655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6066" calcext:value-type="float">
            <text:p>96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51451" calcext:value-type="float">
            <text:p>15145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97046" calcext:value-type="float">
            <text:p>9704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29885" calcext:value-type="float">
            <text:p>129885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95562" calcext:value-type="float">
            <text:p>1955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63704" calcext:value-type="float">
            <text:p>16370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29885" calcext:value-type="float">
            <text:p>12988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95562" calcext:value-type="float">
            <text:p>1955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22030" calcext:value-type="float">
            <text:p>22203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93112" calcext:value-type="float">
            <text:p>1931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75468" calcext:value-type="float">
            <text:p>17546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07326" calcext:value-type="float">
            <text:p>207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49477" calcext:value-type="float">
            <text:p>24947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24970" calcext:value-type="float">
            <text:p>224970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75468" calcext:value-type="float">
            <text:p>175468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07326" calcext:value-type="float">
            <text:p>207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67122" calcext:value-type="float">
            <text:p>2671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0356" calcext:value-type="float">
            <text:p>2803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03392" calcext:value-type="float">
            <text:p>30339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75455" calcext:value-type="float">
            <text:p>2754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302411" calcext:value-type="float">
            <text:p>30241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303392" calcext:value-type="float">
            <text:p>303392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275455" calcext:value-type="float">
            <text:p>2754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325448" calcext:value-type="float">
            <text:p>325448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345053" calcext:value-type="float">
            <text:p>345053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324958" calcext:value-type="float">
            <text:p>324958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355346" calcext:value-type="float">
            <text:p>3553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53876" calcext:value-type="float">
            <text:p>353876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77402" calcext:value-type="float">
            <text:p>37740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24958" calcext:value-type="float">
            <text:p>324958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55346" calcext:value-type="float">
            <text:p>3553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399948" calcext:value-type="float">
            <text:p>399948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485231" calcext:value-type="float">
            <text:p>485231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369559" calcext:value-type="float">
            <text:p>369559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450922" calcext:value-type="float">
            <text:p>4509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447491" calcext:value-type="float">
            <text:p>447491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572474" calcext:value-type="float">
            <text:p>572474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369559" calcext:value-type="float">
            <text:p>3695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450922" calcext:value-type="float">
            <text:p>4509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500425" calcext:value-type="float">
            <text:p>500425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752843" calcext:value-type="float">
            <text:p>752843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423965" calcext:value-type="float">
            <text:p>423965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549929" calcext:value-type="float">
            <text:p>5499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545518" calcext:value-type="float">
            <text:p>545518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815090" calcext:value-type="float">
            <text:p>81509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23965" calcext:value-type="float">
            <text:p>42396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549929" calcext:value-type="float">
            <text:p>5499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681775" calcext:value-type="float">
            <text:p>68177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887140" calcext:value-type="float">
            <text:p>88714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539146" calcext:value-type="float">
            <text:p>539146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567573" calcext:value-type="float">
            <text:p>5675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684714" calcext:value-type="float">
            <text:p>684714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964090" calcext:value-type="float">
            <text:p>964090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539146" calcext:value-type="float">
            <text:p>539146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567573" calcext:value-type="float">
            <text:p>5675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729317" calcext:value-type="float">
            <text:p>729317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1019476" calcext:value-type="float">
            <text:p>1019476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658738" calcext:value-type="float">
            <text:p>658738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685205" calcext:value-type="float">
            <text:p>685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803327" calcext:value-type="float">
            <text:p>803327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1038591" calcext:value-type="float">
            <text:p>1038591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658738" calcext:value-type="float">
            <text:p>658738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685205" calcext:value-type="float">
            <text:p>685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1101327" calcext:value-type="float">
            <text:p>1101327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1092995" calcext:value-type="float">
            <text:p>1092995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726376" calcext:value-type="float">
            <text:p>726376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687165" calcext:value-type="float">
            <text:p>687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99354" calcext:value-type="float">
            <text:p>119935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26815" calcext:value-type="float">
            <text:p>112681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726376" calcext:value-type="float">
            <text:p>72637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687165" calcext:value-type="float">
            <text:p>687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1246897" calcext:value-type="float">
            <text:p>1246897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1447361" calcext:value-type="float">
            <text:p>1447361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775389" calcext:value-type="float">
            <text:p>775389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696968" calcext:value-type="float">
            <text:p>696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1283166" calcext:value-type="float">
            <text:p>1283166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1557641" calcext:value-type="float">
            <text:p>1557641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775389" calcext:value-type="float">
            <text:p>77538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696968" calcext:value-type="float">
            <text:p>696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1335611" calcext:value-type="float">
            <text:p>1335611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1639003" calcext:value-type="float">
            <text:p>1639003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916548" calcext:value-type="float">
            <text:p>916548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773919" calcext:value-type="float">
            <text:p>7739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472847" calcext:value-type="float">
            <text:p>1472847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733108" calcext:value-type="float">
            <text:p>1733108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916548" calcext:value-type="float">
            <text:p>916548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773919" calcext:value-type="float">
            <text:p>7739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1553230" calcext:value-type="float">
            <text:p>1553230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1876717" calcext:value-type="float">
            <text:p>1876717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1043492" calcext:value-type="float">
            <text:p>1043492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25383" calcext:value-type="float">
            <text:p>8253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705661" calcext:value-type="float">
            <text:p>1705661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976214" calcext:value-type="float">
            <text:p>1976214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043492" calcext:value-type="float">
            <text:p>1043492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825383" calcext:value-type="float">
            <text:p>8253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1721345" calcext:value-type="float">
            <text:p>1721345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2155112" calcext:value-type="float">
            <text:p>2155112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1070449" calcext:value-type="float">
            <text:p>1070449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1086133" calcext:value-type="float">
            <text:p>1086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2014444" calcext:value-type="float">
            <text:p>2014444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2366850" calcext:value-type="float">
            <text:p>2366850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070449" calcext:value-type="float">
            <text:p>1070449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086133" calcext:value-type="float">
            <text:p>1086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2169326" calcext:value-type="float">
            <text:p>2169326</text:p>
          </table:table-cell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2584468" calcext:value-type="float">
            <text:p>2584468</text:p>
          </table:table-cell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1131226" calcext:value-type="float">
            <text:p>1131226</text:p>
          </table:table-cell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1142009" calcext:value-type="float">
            <text:p>114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2262941" calcext:value-type="float">
            <text:p>2262941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2789833" calcext:value-type="float">
            <text:p>2789833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1131226" calcext:value-type="float">
            <text:p>1131226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1142009" calcext:value-type="float">
            <text:p>114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2292349" calcext:value-type="float">
            <text:p>2292349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2848159" calcext:value-type="float">
            <text:p>2848159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1170436" calcext:value-type="float">
            <text:p>1170436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1318456" calcext:value-type="float">
            <text:p>13184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2416843" calcext:value-type="float">
            <text:p>2416843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2990297" calcext:value-type="float">
            <text:p>2990297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1170436" calcext:value-type="float">
            <text:p>1170436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1318456" calcext:value-type="float">
            <text:p>13184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2647205" calcext:value-type="float">
            <text:p>2647205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3171156" calcext:value-type="float">
            <text:p>3171156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1191022" calcext:value-type="float">
            <text:p>1191022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1658608" calcext:value-type="float">
            <text:p>1658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2682004" calcext:value-type="float">
            <text:p>2682004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195173" calcext:value-type="float">
            <text:p>3195173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191022" calcext:value-type="float">
            <text:p>1191022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58608" calcext:value-type="float">
            <text:p>1658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2862373" calcext:value-type="float">
            <text:p>2862373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3274574" calcext:value-type="float">
            <text:p>3274574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1345904" calcext:value-type="float">
            <text:p>1345904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1711052" calcext:value-type="float">
            <text:p>17110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2987357" calcext:value-type="float">
            <text:p>2987357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3469157" calcext:value-type="float">
            <text:p>3469157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1345904" calcext:value-type="float">
            <text:p>1345904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1711052" calcext:value-type="float">
            <text:p>17110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3094696" calcext:value-type="float">
            <text:p>3094696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3522091" calcext:value-type="float">
            <text:p>3522091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1499315" calcext:value-type="float">
            <text:p>1499315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1898282" calcext:value-type="float">
            <text:p>18982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3138808" calcext:value-type="float">
            <text:p>3138808</text:p>
          </table:table-cell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3757845" calcext:value-type="float">
            <text:p>3757845</text:p>
          </table:table-cell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1499315" calcext:value-type="float">
            <text:p>1499315</text:p>
          </table:table-cell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1898282" calcext:value-type="float">
            <text:p>18982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3279476" calcext:value-type="float">
            <text:p>3279476</text:p>
          </table:table-cell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3847539" calcext:value-type="float">
            <text:p>3847539</text:p>
          </table:table-cell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1568914" calcext:value-type="float">
            <text:p>1568914</text:p>
          </table:table-cell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2286957" calcext:value-type="float">
            <text:p>22869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3502976" calcext:value-type="float">
            <text:p>3502976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3982815" calcext:value-type="float">
            <text:p>3982815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1568914" calcext:value-type="float">
            <text:p>1568914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2286957" calcext:value-type="float">
            <text:p>228695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397" calcext:value-type="float">
            <text:p>2397</text:p>
          </table:table-cell>
          <table:table-cell office:value-type="float" office:value="3769118" calcext:value-type="float">
            <text:p>3769118</text:p>
          </table:table-cell>
          <table:table-cell table:number-columns-repeated="2"/>
          <table:table-cell table:style-name="ce1" office:value-type="float" office:value="2397" calcext:value-type="float">
            <text:p>2397</text:p>
          </table:table-cell>
          <table:table-cell office:value-type="float" office:value="4272974" calcext:value-type="float">
            <text:p>4272974</text:p>
          </table:table-cell>
          <table:table-cell table:number-columns-repeated="2"/>
          <table:table-cell table:style-name="ce1" office:value-type="float" office:value="2397" calcext:value-type="float">
            <text:p>2397</text:p>
          </table:table-cell>
          <table:table-cell office:value-type="float" office:value="1825253" calcext:value-type="float">
            <text:p>1825253</text:p>
          </table:table-cell>
          <table:table-cell table:number-columns-repeated="2"/>
          <table:table-cell table:style-name="ce1" office:value-type="float" office:value="2397" calcext:value-type="float">
            <text:p>2397</text:p>
          </table:table-cell>
          <table:table-cell office:value-type="float" office:value="2675633" calcext:value-type="float">
            <text:p>26756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4111231" calcext:value-type="float">
            <text:p>4111231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5225301" calcext:value-type="float">
            <text:p>5225301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1825253" calcext:value-type="float">
            <text:p>1825253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2675633" calcext:value-type="float">
            <text:p>26756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97" calcext:value-type="float">
            <text:p>2597</text:p>
          </table:table-cell>
          <table:table-cell office:value-type="float" office:value="4989058" calcext:value-type="float">
            <text:p>4989058</text:p>
          </table:table-cell>
          <table:table-cell table:number-columns-repeated="2"/>
          <table:table-cell office:value-type="float" office:value="2597" calcext:value-type="float">
            <text:p>2597</text:p>
          </table:table-cell>
          <table:table-cell office:value-type="float" office:value="5887960" calcext:value-type="float">
            <text:p>5887960</text:p>
          </table:table-cell>
          <table:table-cell table:number-columns-repeated="2"/>
          <table:table-cell office:value-type="float" office:value="2597" calcext:value-type="float">
            <text:p>2597</text:p>
          </table:table-cell>
          <table:table-cell office:value-type="float" office:value="2860412" calcext:value-type="float">
            <text:p>2860412</text:p>
          </table:table-cell>
          <table:table-cell table:number-columns-repeated="2"/>
          <table:table-cell office:value-type="float" office:value="2597" calcext:value-type="float">
            <text:p>2597</text:p>
          </table:table-cell>
          <table:table-cell office:value-type="float" office:value="3313295" calcext:value-type="float">
            <text:p>3313295</text:p>
          </table:table-cell>
          <table:table-cell/>
        </table:table-row>
        <table:table-row table:style-name="ro1">
          <table:table-cell table:number-columns-repeated="11"/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EJOR CASO SOBRE COMPLEJIDAD</text:p>
          </table:table-cell>
          <table:table-cell table:number-columns-repeated="5"/>
          <table:table-cell office:value-type="string" calcext:value-type="string">
            <text:p>PEOR CASO SOBRE COMPLEJID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LEJIDAD</text:p>
          </table:table-cell>
          <table:table-cell table:number-columns-repeated="2"/>
          <table:table-cell office:value-type="string" calcext:value-type="string">
            <text:p>SIN EJ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48510" calcext:value-type="float">
            <text:p>148510</text:p>
          </table:table-cell>
          <table:table-cell/>
          <table:table-cell table:formula="of:=[.N58]*[.O58]" office:value-type="float" office:value="0" calcext:value-type="float">
            <text:p>0</text:p>
          </table:table-cell>
          <table:table-cell office:value-type="float" office:value="27938" calcext:value-type="float">
            <text:p>27938</text:p>
          </table:table-cell>
          <table:table-cell table:number-columns-repeated="2"/>
          <table:table-cell office:value-type="float" office:value="27938" calcext:value-type="float">
            <text:p>27938</text:p>
          </table:table-cell>
          <table:table-cell/>
          <table:table-cell table:formula="of:=[.J58]/[.D58]" office:value-type="float" office:value="0.188122011985725" calcext:value-type="float">
            <text:p>0,188122012</text:p>
          </table:table-cell>
          <table:table-cell/>
          <table:table-cell table:style-name="ce1" table:number-columns-repeated="2"/>
          <table:table-cell office:value-type="float" office:value="41661" calcext:value-type="float">
            <text:p>41661</text:p>
          </table:table-cell>
          <table:table-cell table:formula="of:=[.P58]/[.D58]" office:value-type="float" office:value="0.280526563867753" calcext:value-type="float">
            <text:p>0,280526563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5760" calcext:value-type="float">
            <text:p>185760</text:p>
          </table:table-cell>
          <table:table-cell/>
          <table:table-cell table:formula="of:=[.N59]*[.O59]" office:value-type="float" office:value="0" calcext:value-type="float">
            <text:p>0</text:p>
          </table:table-cell>
          <table:table-cell office:value-type="float" office:value="30389" calcext:value-type="float">
            <text:p>30389</text:p>
          </table:table-cell>
          <table:table-cell table:number-columns-repeated="2"/>
          <table:table-cell office:value-type="float" office:value="30389" calcext:value-type="float">
            <text:p>30389</text:p>
          </table:table-cell>
          <table:table-cell/>
          <table:table-cell table:formula="of:=[.J59]/[.D59]" office:value-type="float" office:value="0.163592807924203" calcext:value-type="float">
            <text:p>0,1635928079</text:p>
          </table:table-cell>
          <table:table-cell/>
          <table:table-cell table:style-name="ce1" table:number-columns-repeated="2"/>
          <table:table-cell office:value-type="float" office:value="58816" calcext:value-type="float">
            <text:p>58816</text:p>
          </table:table-cell>
          <table:table-cell table:formula="of:=[.P59]/[.D59]" office:value-type="float" office:value="0.316623600344531" calcext:value-type="float">
            <text:p>0,3166236003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28402" calcext:value-type="float">
            <text:p>228402</text:p>
          </table:table-cell>
          <table:table-cell/>
          <table:table-cell table:formula="of:=[.N60]*[.O60]" office:value-type="float" office:value="0" calcext:value-type="float">
            <text:p>0</text:p>
          </table:table-cell>
          <table:table-cell office:value-type="float" office:value="36269" calcext:value-type="float">
            <text:p>36269</text:p>
          </table:table-cell>
          <table:table-cell table:number-columns-repeated="2"/>
          <table:table-cell office:value-type="float" office:value="36269" calcext:value-type="float">
            <text:p>36269</text:p>
          </table:table-cell>
          <table:table-cell/>
          <table:table-cell table:formula="of:=[.J60]/[.D60]" office:value-type="float" office:value="0.158794581483525" calcext:value-type="float">
            <text:p>0,1587945815</text:p>
          </table:table-cell>
          <table:table-cell/>
          <table:table-cell table:style-name="ce1" table:number-columns-repeated="2"/>
          <table:table-cell office:value-type="float" office:value="80872" calcext:value-type="float">
            <text:p>80872</text:p>
          </table:table-cell>
          <table:table-cell table:formula="of:=[.P60]/[.D60]" office:value-type="float" office:value="0.354077459917164" calcext:value-type="float">
            <text:p>0,3540774599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25938" calcext:value-type="float">
            <text:p>325938</text:p>
          </table:table-cell>
          <table:table-cell/>
          <table:table-cell table:formula="of:=[.N61]*[.O61]" office:value-type="float" office:value="0" calcext:value-type="float">
            <text:p>0</text:p>
          </table:table-cell>
          <table:table-cell office:value-type="float" office:value="53915" calcext:value-type="float">
            <text:p>53915</text:p>
          </table:table-cell>
          <table:table-cell table:number-columns-repeated="2"/>
          <table:table-cell office:value-type="float" office:value="53915" calcext:value-type="float">
            <text:p>53915</text:p>
          </table:table-cell>
          <table:table-cell/>
          <table:table-cell table:formula="of:=[.J61]/[.D61]" office:value-type="float" office:value="0.165414894857304" calcext:value-type="float">
            <text:p>0,1654148949</text:p>
          </table:table-cell>
          <table:table-cell/>
          <table:table-cell table:style-name="ce1" table:number-columns-repeated="2"/>
          <table:table-cell office:value-type="float" office:value="84303" calcext:value-type="float">
            <text:p>84303</text:p>
          </table:table-cell>
          <table:table-cell table:formula="of:=[.P61]/[.D61]" office:value-type="float" office:value="0.25864735010953" calcext:value-type="float">
            <text:p>0,2586473501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28389" calcext:value-type="float">
            <text:p>328389</text:p>
          </table:table-cell>
          <table:table-cell/>
          <table:table-cell table:formula="of:=[.N62]*[.O62]" office:value-type="float" office:value="0" calcext:value-type="float">
            <text:p>0</text:p>
          </table:table-cell>
          <table:table-cell office:value-type="float" office:value="61266" calcext:value-type="float">
            <text:p>61266</text:p>
          </table:table-cell>
          <table:table-cell table:number-columns-repeated="2"/>
          <table:table-cell office:value-type="float" office:value="61266" calcext:value-type="float">
            <text:p>61266</text:p>
          </table:table-cell>
          <table:table-cell/>
          <table:table-cell table:formula="of:=[.J62]/[.D62]" office:value-type="float" office:value="0.186565323442624" calcext:value-type="float">
            <text:p>0,1865653234</text:p>
          </table:table-cell>
          <table:table-cell/>
          <table:table-cell table:style-name="ce1" table:number-columns-repeated="2"/>
          <table:table-cell office:value-type="float" office:value="97046" calcext:value-type="float">
            <text:p>97046</text:p>
          </table:table-cell>
          <table:table-cell table:formula="of:=[.P62]/[.D62]" office:value-type="float" office:value="0.295521469963976" calcext:value-type="float">
            <text:p>0,29552147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72978" calcext:value-type="float">
            <text:p>472978</text:p>
          </table:table-cell>
          <table:table-cell/>
          <table:table-cell table:formula="of:=[.N63]*[.O63]" office:value-type="float" office:value="0" calcext:value-type="float">
            <text:p>0</text:p>
          </table:table-cell>
          <table:table-cell office:value-type="float" office:value="69599" calcext:value-type="float">
            <text:p>69599</text:p>
          </table:table-cell>
          <table:table-cell table:number-columns-repeated="2"/>
          <table:table-cell office:value-type="float" office:value="69599" calcext:value-type="float">
            <text:p>69599</text:p>
          </table:table-cell>
          <table:table-cell/>
          <table:table-cell table:formula="of:=[.J63]/[.D63]" office:value-type="float" office:value="0.14715060742783" calcext:value-type="float">
            <text:p>0,1471506074</text:p>
          </table:table-cell>
          <table:table-cell/>
          <table:table-cell table:style-name="ce1" table:number-columns-repeated="2"/>
          <table:table-cell office:value-type="float" office:value="173997" calcext:value-type="float">
            <text:p>173997</text:p>
          </table:table-cell>
          <table:table-cell table:formula="of:=[.P63]/[.D63]" office:value-type="float" office:value="0.367875461437953" calcext:value-type="float">
            <text:p>0,3678754614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550909" calcext:value-type="float">
            <text:p>550909</text:p>
          </table:table-cell>
          <table:table-cell/>
          <table:table-cell table:formula="of:=[.N64]*[.O64]" office:value-type="float" office:value="0" calcext:value-type="float">
            <text:p>0</text:p>
          </table:table-cell>
          <table:table-cell office:value-type="float" office:value="79891" calcext:value-type="float">
            <text:p>79891</text:p>
          </table:table-cell>
          <table:table-cell table:number-columns-repeated="2"/>
          <table:table-cell office:value-type="float" office:value="79891" calcext:value-type="float">
            <text:p>79891</text:p>
          </table:table-cell>
          <table:table-cell/>
          <table:table-cell table:formula="of:=[.J64]/[.D64]" office:value-type="float" office:value="0.145016690596814" calcext:value-type="float">
            <text:p>0,1450166906</text:p>
          </table:table-cell>
          <table:table-cell/>
          <table:table-cell table:style-name="ce1" table:number-columns-repeated="2"/>
          <table:table-cell office:value-type="float" office:value="193112" calcext:value-type="float">
            <text:p>193112</text:p>
          </table:table-cell>
          <table:table-cell table:formula="of:=[.P64]/[.D64]" office:value-type="float" office:value="0.350533391177127" calcext:value-type="float">
            <text:p>0,3505333912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635211" calcext:value-type="float">
            <text:p>635211</text:p>
          </table:table-cell>
          <table:table-cell/>
          <table:table-cell table:formula="of:=[.N65]*[.O65]" office:value-type="float" office:value="0" calcext:value-type="float">
            <text:p>0</text:p>
          </table:table-cell>
          <table:table-cell office:value-type="float" office:value="84303" calcext:value-type="float">
            <text:p>84303</text:p>
          </table:table-cell>
          <table:table-cell table:number-columns-repeated="2"/>
          <table:table-cell office:value-type="float" office:value="84303" calcext:value-type="float">
            <text:p>84303</text:p>
          </table:table-cell>
          <table:table-cell/>
          <table:table-cell table:formula="of:=[.J65]/[.D65]" office:value-type="float" office:value="0.132716530412729" calcext:value-type="float">
            <text:p>0,1327165304</text:p>
          </table:table-cell>
          <table:table-cell/>
          <table:table-cell table:style-name="ce1" table:number-columns-repeated="2"/>
          <table:table-cell office:value-type="float" office:value="224970" calcext:value-type="float">
            <text:p>224970</text:p>
          </table:table-cell>
          <table:table-cell table:formula="of:=[.P65]/[.D65]" office:value-type="float" office:value="0.354165781134143" calcext:value-type="float">
            <text:p>0,3541657811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682265" calcext:value-type="float">
            <text:p>682265</text:p>
          </table:table-cell>
          <table:table-cell/>
          <table:table-cell table:formula="of:=[.N66]*[.O66]" office:value-type="float" office:value="0" calcext:value-type="float">
            <text:p>0</text:p>
          </table:table-cell>
          <table:table-cell office:value-type="float" office:value="94106" calcext:value-type="float">
            <text:p>94106</text:p>
          </table:table-cell>
          <table:table-cell table:number-columns-repeated="2"/>
          <table:table-cell office:value-type="float" office:value="94106" calcext:value-type="float">
            <text:p>94106</text:p>
          </table:table-cell>
          <table:table-cell/>
          <table:table-cell table:formula="of:=[.J66]/[.D66]" office:value-type="float" office:value="0.137931742065033" calcext:value-type="float">
            <text:p>0,1379317421</text:p>
          </table:table-cell>
          <table:table-cell/>
          <table:table-cell table:style-name="ce1" table:number-columns-repeated="2"/>
          <table:table-cell office:value-type="float" office:value="280356" calcext:value-type="float">
            <text:p>280356</text:p>
          </table:table-cell>
          <table:table-cell table:formula="of:=[.P66]/[.D66]" office:value-type="float" office:value="0.41091951074729" calcext:value-type="float">
            <text:p>0,4109195107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725886" calcext:value-type="float">
            <text:p>725886</text:p>
          </table:table-cell>
          <table:table-cell/>
          <table:table-cell table:formula="of:=[.N67]*[.O67]" office:value-type="float" office:value="0" calcext:value-type="float">
            <text:p>0</text:p>
          </table:table-cell>
          <table:table-cell office:value-type="float" office:value="138708" calcext:value-type="float">
            <text:p>138708</text:p>
          </table:table-cell>
          <table:table-cell table:number-columns-repeated="2"/>
          <table:table-cell office:value-type="float" office:value="138708" calcext:value-type="float">
            <text:p>138708</text:p>
          </table:table-cell>
          <table:table-cell/>
          <table:table-cell table:formula="of:=[.J67]/[.D67]" office:value-type="float" office:value="0.191087856770898" calcext:value-type="float">
            <text:p>0,1910878568</text:p>
          </table:table-cell>
          <table:table-cell/>
          <table:table-cell table:style-name="ce1" table:number-columns-repeated="2"/>
          <table:table-cell office:value-type="float" office:value="325938" calcext:value-type="float">
            <text:p>325938</text:p>
          </table:table-cell>
          <table:table-cell table:formula="of:=[.P67]/[.D67]" office:value-type="float" office:value="0.449020920640431" calcext:value-type="float">
            <text:p>0,4490209206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822442" calcext:value-type="float">
            <text:p>822442</text:p>
          </table:table-cell>
          <table:table-cell/>
          <table:table-cell table:formula="of:=[.N68]*[.O68]" office:value-type="float" office:value="0" calcext:value-type="float">
            <text:p>0</text:p>
          </table:table-cell>
          <table:table-cell office:value-type="float" office:value="143119" calcext:value-type="float">
            <text:p>143119</text:p>
          </table:table-cell>
          <table:table-cell table:number-columns-repeated="2"/>
          <table:table-cell office:value-type="float" office:value="143119" calcext:value-type="float">
            <text:p>143119</text:p>
          </table:table-cell>
          <table:table-cell/>
          <table:table-cell table:formula="of:=[.J68]/[.D68]" office:value-type="float" office:value="0.174017134338956" calcext:value-type="float">
            <text:p>0,1740171343</text:p>
          </table:table-cell>
          <table:table-cell/>
          <table:table-cell table:style-name="ce1" table:number-columns-repeated="2"/>
          <table:table-cell office:value-type="float" office:value="345053" calcext:value-type="float">
            <text:p>345053</text:p>
          </table:table-cell>
          <table:table-cell table:formula="of:=[.P68]/[.D68]" office:value-type="float" office:value="0.419546910298842" calcext:value-type="float">
            <text:p>0,4195469103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823422" calcext:value-type="float">
            <text:p>823422</text:p>
          </table:table-cell>
          <table:table-cell/>
          <table:table-cell table:formula="of:=[.N69]*[.O69]" office:value-type="float" office:value="0" calcext:value-type="float">
            <text:p>0</text:p>
          </table:table-cell>
          <table:table-cell office:value-type="float" office:value="164684" calcext:value-type="float">
            <text:p>164684</text:p>
          </table:table-cell>
          <table:table-cell table:number-columns-repeated="2"/>
          <table:table-cell office:value-type="float" office:value="164684" calcext:value-type="float">
            <text:p>164684</text:p>
          </table:table-cell>
          <table:table-cell/>
          <table:table-cell table:formula="of:=[.J69]/[.D69]" office:value-type="float" office:value="0.199999514222355" calcext:value-type="float">
            <text:p>0,1999995142</text:p>
          </table:table-cell>
          <table:table-cell/>
          <table:table-cell table:style-name="ce1" table:number-columns-repeated="2"/>
          <table:table-cell office:value-type="float" office:value="377402" calcext:value-type="float">
            <text:p>377402</text:p>
          </table:table-cell>
          <table:table-cell table:formula="of:=[.P69]/[.D69]" office:value-type="float" office:value="0.458333636944361" calcext:value-type="float">
            <text:p>0,4583336369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900373" calcext:value-type="float">
            <text:p>900373</text:p>
          </table:table-cell>
          <table:table-cell/>
          <table:table-cell table:formula="of:=[.N70]*[.O70]" office:value-type="float" office:value="0" calcext:value-type="float">
            <text:p>0</text:p>
          </table:table-cell>
          <table:table-cell office:value-type="float" office:value="170566" calcext:value-type="float">
            <text:p>170566</text:p>
          </table:table-cell>
          <table:table-cell table:number-columns-repeated="2"/>
          <table:table-cell office:value-type="float" office:value="170566" calcext:value-type="float">
            <text:p>170566</text:p>
          </table:table-cell>
          <table:table-cell/>
          <table:table-cell table:formula="of:=[.J70]/[.D70]" office:value-type="float" office:value="0.189439265726538" calcext:value-type="float">
            <text:p>0,1894392657</text:p>
          </table:table-cell>
          <table:table-cell/>
          <table:table-cell table:style-name="ce1" table:number-columns-repeated="2"/>
          <table:table-cell office:value-type="float" office:value="485231" calcext:value-type="float">
            <text:p>485231</text:p>
          </table:table-cell>
          <table:table-cell table:formula="of:=[.P70]/[.D70]" office:value-type="float" office:value="0.538922202242848" calcext:value-type="float">
            <text:p>0,5389222022</text:p>
          </table:table-cell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968012" calcext:value-type="float">
            <text:p>968012</text:p>
          </table:table-cell>
          <table:table-cell/>
          <table:table-cell table:formula="of:=[.N71]*[.O71]" office:value-type="float" office:value="0" calcext:value-type="float">
            <text:p>0</text:p>
          </table:table-cell>
          <table:table-cell office:value-type="float" office:value="174487" calcext:value-type="float">
            <text:p>174487</text:p>
          </table:table-cell>
          <table:table-cell table:number-columns-repeated="2"/>
          <table:table-cell office:value-type="float" office:value="174487" calcext:value-type="float">
            <text:p>174487</text:p>
          </table:table-cell>
          <table:table-cell/>
          <table:table-cell table:formula="of:=[.J71]/[.D71]" office:value-type="float" office:value="0.180252930748792" calcext:value-type="float">
            <text:p>0,1802529307</text:p>
          </table:table-cell>
          <table:table-cell/>
          <table:table-cell table:style-name="ce1" table:number-columns-repeated="2"/>
          <table:table-cell office:value-type="float" office:value="572474" calcext:value-type="float">
            <text:p>572474</text:p>
          </table:table-cell>
          <table:table-cell table:formula="of:=[.P71]/[.D71]" office:value-type="float" office:value="0.591391429031871" calcext:value-type="float">
            <text:p>0,591391429</text:p>
          </table:table-cell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1066038" calcext:value-type="float">
            <text:p>1066038</text:p>
          </table:table-cell>
          <table:table-cell/>
          <table:table-cell table:formula="of:=[.N72]*[.O72]" office:value-type="float" office:value="0" calcext:value-type="float">
            <text:p>0</text:p>
          </table:table-cell>
          <table:table-cell office:value-type="float" office:value="183799" calcext:value-type="float">
            <text:p>183799</text:p>
          </table:table-cell>
          <table:table-cell table:number-columns-repeated="2"/>
          <table:table-cell office:value-type="float" office:value="183799" calcext:value-type="float">
            <text:p>183799</text:p>
          </table:table-cell>
          <table:table-cell/>
          <table:table-cell table:formula="of:=[.J72]/[.D72]" office:value-type="float" office:value="0.172413178517089" calcext:value-type="float">
            <text:p>0,1724131785</text:p>
          </table:table-cell>
          <table:table-cell/>
          <table:table-cell table:style-name="ce1" table:number-columns-repeated="2"/>
          <table:table-cell office:value-type="float" office:value="752843" calcext:value-type="float">
            <text:p>752843</text:p>
          </table:table-cell>
          <table:table-cell table:formula="of:=[.P72]/[.D72]" office:value-type="float" office:value="0.706206532975372" calcext:value-type="float">
            <text:p>0,70620653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074860" calcext:value-type="float">
            <text:p>1074860</text:p>
          </table:table-cell>
          <table:table-cell/>
          <table:table-cell table:formula="of:=[.N73]*[.O73]" office:value-type="float" office:value="0" calcext:value-type="float">
            <text:p>0</text:p>
          </table:table-cell>
          <table:table-cell office:value-type="float" office:value="186250" calcext:value-type="float">
            <text:p>186250</text:p>
          </table:table-cell>
          <table:table-cell table:number-columns-repeated="2"/>
          <table:table-cell office:value-type="float" office:value="186250" calcext:value-type="float">
            <text:p>186250</text:p>
          </table:table-cell>
          <table:table-cell/>
          <table:table-cell table:formula="of:=[.J73]/[.D73]" office:value-type="float" office:value="0.173278380440243" calcext:value-type="float">
            <text:p>0,1732783804</text:p>
          </table:table-cell>
          <table:table-cell/>
          <table:table-cell table:style-name="ce1" table:number-columns-repeated="2"/>
          <table:table-cell office:value-type="float" office:value="815090" calcext:value-type="float">
            <text:p>815090</text:p>
          </table:table-cell>
          <table:table-cell table:formula="of:=[.P73]/[.D73]" office:value-type="float" office:value="0.758322014029734" calcext:value-type="float">
            <text:p>0,758322014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093486" calcext:value-type="float">
            <text:p>1093486</text:p>
          </table:table-cell>
          <table:table-cell/>
          <table:table-cell table:formula="of:=[.N74]*[.O74]" office:value-type="float" office:value="0" calcext:value-type="float">
            <text:p>0</text:p>
          </table:table-cell>
          <table:table-cell office:value-type="float" office:value="190662" calcext:value-type="float">
            <text:p>190662</text:p>
          </table:table-cell>
          <table:table-cell table:number-columns-repeated="2"/>
          <table:table-cell office:value-type="float" office:value="190662" calcext:value-type="float">
            <text:p>190662</text:p>
          </table:table-cell>
          <table:table-cell/>
          <table:table-cell table:formula="of:=[.J74]/[.D74]" office:value-type="float" office:value="0.174361628772568" calcext:value-type="float">
            <text:p>0,1743616288</text:p>
          </table:table-cell>
          <table:table-cell/>
          <table:table-cell table:style-name="ce1" table:number-columns-repeated="2"/>
          <table:table-cell office:value-type="float" office:value="887140" calcext:value-type="float">
            <text:p>887140</text:p>
          </table:table-cell>
          <table:table-cell table:formula="of:=[.P74]/[.D74]" office:value-type="float" office:value="0.811295252065413" calcext:value-type="float">
            <text:p>0,8112952521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1151320" calcext:value-type="float">
            <text:p>1151320</text:p>
          </table:table-cell>
          <table:table-cell/>
          <table:table-cell table:formula="of:=[.N75]*[.O75]" office:value-type="float" office:value="0" calcext:value-type="float">
            <text:p>0</text:p>
          </table:table-cell>
          <table:table-cell office:value-type="float" office:value="205856" calcext:value-type="float">
            <text:p>205856</text:p>
          </table:table-cell>
          <table:table-cell table:number-columns-repeated="2"/>
          <table:table-cell office:value-type="float" office:value="205856" calcext:value-type="float">
            <text:p>205856</text:p>
          </table:table-cell>
          <table:table-cell/>
          <table:table-cell table:formula="of:=[.J75]/[.D75]" office:value-type="float" office:value="0.178799986102908" calcext:value-type="float">
            <text:p>0,1787999861</text:p>
          </table:table-cell>
          <table:table-cell/>
          <table:table-cell table:style-name="ce1" table:number-columns-repeated="2"/>
          <table:table-cell office:value-type="float" office:value="964090" calcext:value-type="float">
            <text:p>964090</text:p>
          </table:table-cell>
          <table:table-cell table:formula="of:=[.P75]/[.D75]" office:value-type="float" office:value="0.837377966160581" calcext:value-type="float">
            <text:p>0,8373779662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1256210" calcext:value-type="float">
            <text:p>1256210</text:p>
          </table:table-cell>
          <table:table-cell/>
          <table:table-cell table:formula="of:=[.N76]*[.O76]" office:value-type="float" office:value="0" calcext:value-type="float">
            <text:p>0</text:p>
          </table:table-cell>
          <table:table-cell office:value-type="float" office:value="205856" calcext:value-type="float">
            <text:p>205856</text:p>
          </table:table-cell>
          <table:table-cell table:number-columns-repeated="2"/>
          <table:table-cell office:value-type="float" office:value="205856" calcext:value-type="float">
            <text:p>205856</text:p>
          </table:table-cell>
          <table:table-cell/>
          <table:table-cell table:formula="of:=[.J76]/[.D76]" office:value-type="float" office:value="0.163870690410043" calcext:value-type="float">
            <text:p>0,1638706904</text:p>
          </table:table-cell>
          <table:table-cell/>
          <table:table-cell table:style-name="ce1" table:number-columns-repeated="2"/>
          <table:table-cell office:value-type="float" office:value="1019476" calcext:value-type="float">
            <text:p>1019476</text:p>
          </table:table-cell>
          <table:table-cell table:formula="of:=[.P76]/[.D76]" office:value-type="float" office:value="0.811549024446549" calcext:value-type="float">
            <text:p>0,8115490244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1334140" calcext:value-type="float">
            <text:p>1334140</text:p>
          </table:table-cell>
          <table:table-cell/>
          <table:table-cell table:formula="of:=[.N77]*[.O77]" office:value-type="float" office:value="0" calcext:value-type="float">
            <text:p>0</text:p>
          </table:table-cell>
          <table:table-cell office:value-type="float" office:value="207326" calcext:value-type="float">
            <text:p>207326</text:p>
          </table:table-cell>
          <table:table-cell table:number-columns-repeated="2"/>
          <table:table-cell office:value-type="float" office:value="207326" calcext:value-type="float">
            <text:p>207326</text:p>
          </table:table-cell>
          <table:table-cell/>
          <table:table-cell table:formula="of:=[.J77]/[.D77]" office:value-type="float" office:value="0.155400482707962" calcext:value-type="float">
            <text:p>0,1554004827</text:p>
          </table:table-cell>
          <table:table-cell/>
          <table:table-cell table:style-name="ce1" table:number-columns-repeated="2"/>
          <table:table-cell office:value-type="float" office:value="1038591" calcext:value-type="float">
            <text:p>1038591</text:p>
          </table:table-cell>
          <table:table-cell table:formula="of:=[.P77]/[.D77]" office:value-type="float" office:value="0.778472274274064" calcext:value-type="float">
            <text:p>0,7784722743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1440499" calcext:value-type="float">
            <text:p>1440499</text:p>
          </table:table-cell>
          <table:table-cell/>
          <table:table-cell table:formula="of:=[.N78]*[.O78]" office:value-type="float" office:value="0" calcext:value-type="float">
            <text:p>0</text:p>
          </table:table-cell>
          <table:table-cell office:value-type="float" office:value="212228" calcext:value-type="float">
            <text:p>212228</text:p>
          </table:table-cell>
          <table:table-cell table:number-columns-repeated="2"/>
          <table:table-cell office:value-type="float" office:value="212228" calcext:value-type="float">
            <text:p>212228</text:p>
          </table:table-cell>
          <table:table-cell/>
          <table:table-cell table:formula="of:=[.J78]/[.D78]" office:value-type="float" office:value="0.147329501790699" calcext:value-type="float">
            <text:p>0,1473295018</text:p>
          </table:table-cell>
          <table:table-cell/>
          <table:table-cell table:style-name="ce1" table:number-columns-repeated="2"/>
          <table:table-cell office:value-type="float" office:value="1092995" calcext:value-type="float">
            <text:p>1092995</text:p>
          </table:table-cell>
          <table:table-cell table:formula="of:=[.P78]/[.D78]" office:value-type="float" office:value="0.758761373662877" calcext:value-type="float">
            <text:p>0,7587613737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833095" calcext:value-type="float">
            <text:p>1833095</text:p>
          </table:table-cell>
          <table:table-cell/>
          <table:table-cell table:formula="of:=[.N79]*[.O79]" office:value-type="float" office:value="0" calcext:value-type="float">
            <text:p>0</text:p>
          </table:table-cell>
          <table:table-cell office:value-type="float" office:value="214188" calcext:value-type="float">
            <text:p>214188</text:p>
          </table:table-cell>
          <table:table-cell table:number-columns-repeated="2"/>
          <table:table-cell office:value-type="float" office:value="214188" calcext:value-type="float">
            <text:p>214188</text:p>
          </table:table-cell>
          <table:table-cell/>
          <table:table-cell table:formula="of:=[.J79]/[.D79]" office:value-type="float" office:value="0.116845008032862" calcext:value-type="float">
            <text:p>0,116845008</text:p>
          </table:table-cell>
          <table:table-cell/>
          <table:table-cell table:style-name="ce1" table:number-columns-repeated="2"/>
          <table:table-cell office:value-type="float" office:value="1126815" calcext:value-type="float">
            <text:p>1126815</text:p>
          </table:table-cell>
          <table:table-cell table:formula="of:=[.P79]/[.D79]" office:value-type="float" office:value="0.614706275452172" calcext:value-type="float">
            <text:p>0,6147062755</text:p>
          </table:table-cell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2055616" calcext:value-type="float">
            <text:p>2055616</text:p>
          </table:table-cell>
          <table:table-cell/>
          <table:table-cell table:formula="of:=[.N80]*[.O80]" office:value-type="float" office:value="0" calcext:value-type="float">
            <text:p>0</text:p>
          </table:table-cell>
          <table:table-cell office:value-type="float" office:value="228892" calcext:value-type="float">
            <text:p>228892</text:p>
          </table:table-cell>
          <table:table-cell table:number-columns-repeated="2"/>
          <table:table-cell office:value-type="float" office:value="228892" calcext:value-type="float">
            <text:p>228892</text:p>
          </table:table-cell>
          <table:table-cell/>
          <table:table-cell table:formula="of:=[.J80]/[.D80]" office:value-type="float" office:value="0.111349590585012" calcext:value-type="float">
            <text:p>0,1113495906</text:p>
          </table:table-cell>
          <table:table-cell/>
          <table:table-cell table:style-name="ce1" table:number-columns-repeated="2"/>
          <table:table-cell office:value-type="float" office:value="1447361" calcext:value-type="float">
            <text:p>1447361</text:p>
          </table:table-cell>
          <table:table-cell table:formula="of:=[.P80]/[.D80]" office:value-type="float" office:value="0.704100863196239" calcext:value-type="float">
            <text:p>0,7041008632</text:p>
          </table:table-cell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2162464" calcext:value-type="float">
            <text:p>2162464</text:p>
          </table:table-cell>
          <table:table-cell/>
          <table:table-cell table:formula="of:=[.N81]*[.O81]" office:value-type="float" office:value="0" calcext:value-type="float">
            <text:p>0</text:p>
          </table:table-cell>
          <table:table-cell office:value-type="float" office:value="240655" calcext:value-type="float">
            <text:p>240655</text:p>
          </table:table-cell>
          <table:table-cell table:number-columns-repeated="2"/>
          <table:table-cell office:value-type="float" office:value="240655" calcext:value-type="float">
            <text:p>240655</text:p>
          </table:table-cell>
          <table:table-cell/>
          <table:table-cell table:formula="of:=[.J81]/[.D81]" office:value-type="float" office:value="0.111287401778712" calcext:value-type="float">
            <text:p>0,1112874018</text:p>
          </table:table-cell>
          <table:table-cell/>
          <table:table-cell table:style-name="ce1" table:number-columns-repeated="2"/>
          <table:table-cell office:value-type="float" office:value="1557641" calcext:value-type="float">
            <text:p>1557641</text:p>
          </table:table-cell>
          <table:table-cell table:formula="of:=[.P81]/[.D81]" office:value-type="float" office:value="0.720308407446321" calcext:value-type="float">
            <text:p>0,7203084074</text:p>
          </table:table-cell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2264901" calcext:value-type="float">
            <text:p>2264901</text:p>
          </table:table-cell>
          <table:table-cell/>
          <table:table-cell table:formula="of:=[.N82]*[.O82]" office:value-type="float" office:value="0" calcext:value-type="float">
            <text:p>0</text:p>
          </table:table-cell>
          <table:table-cell office:value-type="float" office:value="248497" calcext:value-type="float">
            <text:p>248497</text:p>
          </table:table-cell>
          <table:table-cell table:number-columns-repeated="2"/>
          <table:table-cell office:value-type="float" office:value="248497" calcext:value-type="float">
            <text:p>248497</text:p>
          </table:table-cell>
          <table:table-cell/>
          <table:table-cell table:formula="of:=[.J82]/[.D82]" office:value-type="float" office:value="0.109716495334675" calcext:value-type="float">
            <text:p>0,1097164953</text:p>
          </table:table-cell>
          <table:table-cell/>
          <table:table-cell table:style-name="ce1" table:number-columns-repeated="2"/>
          <table:table-cell office:value-type="float" office:value="1639003" calcext:value-type="float">
            <text:p>1639003</text:p>
          </table:table-cell>
          <table:table-cell table:formula="of:=[.P82]/[.D82]" office:value-type="float" office:value="0.723653263431823" calcext:value-type="float">
            <text:p>0,7236532634</text:p>
          </table:table-cell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2303622" calcext:value-type="float">
            <text:p>2303622</text:p>
          </table:table-cell>
          <table:table-cell/>
          <table:table-cell table:formula="of:=[.N83]*[.O83]" office:value-type="float" office:value="0" calcext:value-type="float">
            <text:p>0</text:p>
          </table:table-cell>
          <table:table-cell office:value-type="float" office:value="252909" calcext:value-type="float">
            <text:p>252909</text:p>
          </table:table-cell>
          <table:table-cell table:number-columns-repeated="2"/>
          <table:table-cell office:value-type="float" office:value="252909" calcext:value-type="float">
            <text:p>252909</text:p>
          </table:table-cell>
          <table:table-cell/>
          <table:table-cell table:formula="of:=[.J83]/[.D83]" office:value-type="float" office:value="0.109787543268818" calcext:value-type="float">
            <text:p>0,1097875433</text:p>
          </table:table-cell>
          <table:table-cell/>
          <table:table-cell table:style-name="ce1" table:number-columns-repeated="2"/>
          <table:table-cell office:value-type="float" office:value="1733108" calcext:value-type="float">
            <text:p>1733108</text:p>
          </table:table-cell>
          <table:table-cell table:formula="of:=[.P83]/[.D83]" office:value-type="float" office:value="0.752340444743105" calcext:value-type="float">
            <text:p>0,7523404447</text:p>
          </table:table-cell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2448701" calcext:value-type="float">
            <text:p>2448701</text:p>
          </table:table-cell>
          <table:table-cell/>
          <table:table-cell table:formula="of:=[.N84]*[.O84]" office:value-type="float" office:value="0" calcext:value-type="float">
            <text:p>0</text:p>
          </table:table-cell>
          <table:table-cell office:value-type="float" office:value="258790" calcext:value-type="float">
            <text:p>258790</text:p>
          </table:table-cell>
          <table:table-cell table:number-columns-repeated="2"/>
          <table:table-cell office:value-type="float" office:value="258790" calcext:value-type="float">
            <text:p>258790</text:p>
          </table:table-cell>
          <table:table-cell/>
          <table:table-cell table:formula="of:=[.J84]/[.D84]" office:value-type="float" office:value="0.105684605837952" calcext:value-type="float">
            <text:p>0,1056846058</text:p>
          </table:table-cell>
          <table:table-cell/>
          <table:table-cell table:style-name="ce1" table:number-columns-repeated="2"/>
          <table:table-cell office:value-type="float" office:value="1876717" calcext:value-type="float">
            <text:p>1876717</text:p>
          </table:table-cell>
          <table:table-cell table:formula="of:=[.P84]/[.D84]" office:value-type="float" office:value="0.76641329423233" calcext:value-type="float">
            <text:p>0,7664132942</text:p>
          </table:table-cell>
        </table:table-row>
        <table:table-row table:style-name="ro1"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2527613" calcext:value-type="float">
            <text:p>2527613</text:p>
          </table:table-cell>
          <table:table-cell/>
          <table:table-cell table:formula="of:=[.N85]*[.O85]" office:value-type="float" office:value="0" calcext:value-type="float">
            <text:p>0</text:p>
          </table:table-cell>
          <table:table-cell office:value-type="float" office:value="261241" calcext:value-type="float">
            <text:p>261241</text:p>
          </table:table-cell>
          <table:table-cell table:number-columns-repeated="2"/>
          <table:table-cell office:value-type="float" office:value="261241" calcext:value-type="float">
            <text:p>261241</text:p>
          </table:table-cell>
          <table:table-cell/>
          <table:table-cell table:formula="of:=[.J85]/[.D85]" office:value-type="float" office:value="0.103354825283776" calcext:value-type="float">
            <text:p>0,1033548253</text:p>
          </table:table-cell>
          <table:table-cell/>
          <table:table-cell table:style-name="ce1" table:number-columns-repeated="2"/>
          <table:table-cell office:value-type="float" office:value="1976214" calcext:value-type="float">
            <text:p>1976214</text:p>
          </table:table-cell>
          <table:table-cell table:formula="of:=[.P85]/[.D85]" office:value-type="float" office:value="0.781849911359057" calcext:value-type="float">
            <text:p>0,7818499114</text:p>
          </table:table-cell>
        </table:table-row>
        <table:table-row table:style-name="ro1"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2545748" calcext:value-type="float">
            <text:p>2545748</text:p>
          </table:table-cell>
          <table:table-cell/>
          <table:table-cell table:formula="of:=[.N86]*[.O86]" office:value-type="float" office:value="0" calcext:value-type="float">
            <text:p>0</text:p>
          </table:table-cell>
          <table:table-cell office:value-type="float" office:value="275455" calcext:value-type="float">
            <text:p>275455</text:p>
          </table:table-cell>
          <table:table-cell table:number-columns-repeated="2"/>
          <table:table-cell office:value-type="float" office:value="275455" calcext:value-type="float">
            <text:p>275455</text:p>
          </table:table-cell>
          <table:table-cell/>
          <table:table-cell table:formula="of:=[.J86]/[.D86]" office:value-type="float" office:value="0.108201990141994" calcext:value-type="float">
            <text:p>0,1082019901</text:p>
          </table:table-cell>
          <table:table-cell/>
          <table:table-cell table:style-name="ce1" table:number-columns-repeated="2"/>
          <table:table-cell office:value-type="float" office:value="2155112" calcext:value-type="float">
            <text:p>2155112</text:p>
          </table:table-cell>
          <table:table-cell table:formula="of:=[.P86]/[.D86]" office:value-type="float" office:value="0.846553547326758" calcext:value-type="float">
            <text:p>0,8465535473</text:p>
          </table:table-cell>
        </table:table-row>
        <table:table-row table:style-name="ro1"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2673673" calcext:value-type="float">
            <text:p>2673673</text:p>
          </table:table-cell>
          <table:table-cell/>
          <table:table-cell table:formula="of:=[.N87]*[.O87]" office:value-type="float" office:value="0" calcext:value-type="float">
            <text:p>0</text:p>
          </table:table-cell>
          <table:table-cell office:value-type="float" office:value="279866" calcext:value-type="float">
            <text:p>279866</text:p>
          </table:table-cell>
          <table:table-cell table:number-columns-repeated="2"/>
          <table:table-cell office:value-type="float" office:value="279866" calcext:value-type="float">
            <text:p>279866</text:p>
          </table:table-cell>
          <table:table-cell/>
          <table:table-cell table:formula="of:=[.J87]/[.D87]" office:value-type="float" office:value="0.10467473023066" calcext:value-type="float">
            <text:p>0,1046747302</text:p>
          </table:table-cell>
          <table:table-cell/>
          <table:table-cell table:style-name="ce1" table:number-columns-repeated="2"/>
          <table:table-cell office:value-type="float" office:value="2366850" calcext:value-type="float">
            <text:p>2366850</text:p>
          </table:table-cell>
          <table:table-cell table:formula="of:=[.P87]/[.D87]" office:value-type="float" office:value="0.885242884975089" calcext:value-type="float">
            <text:p>0,885242885</text:p>
          </table:table-cell>
        </table:table-row>
        <table:table-row table:style-name="ro1"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2732488" calcext:value-type="float">
            <text:p>2732488</text:p>
          </table:table-cell>
          <table:table-cell/>
          <table:table-cell table:formula="of:=[.N88]*[.O88]" office:value-type="float" office:value="0" calcext:value-type="float">
            <text:p>0</text:p>
          </table:table-cell>
          <table:table-cell office:value-type="float" office:value="287218" calcext:value-type="float">
            <text:p>287218</text:p>
          </table:table-cell>
          <table:table-cell table:number-columns-repeated="2"/>
          <table:table-cell office:value-type="float" office:value="287218" calcext:value-type="float">
            <text:p>287218</text:p>
          </table:table-cell>
          <table:table-cell/>
          <table:table-cell table:formula="of:=[.J88]/[.D88]" office:value-type="float" office:value="0.105112263987985" calcext:value-type="float">
            <text:p>0,105112264</text:p>
          </table:table-cell>
          <table:table-cell/>
          <table:table-cell table:style-name="ce1" table:number-columns-repeated="2"/>
          <table:table-cell office:value-type="float" office:value="2584468" calcext:value-type="float">
            <text:p>2584468</text:p>
          </table:table-cell>
          <table:table-cell table:formula="of:=[.P88]/[.D88]" office:value-type="float" office:value="0.945829588272666" calcext:value-type="float">
            <text:p>0,9458295883</text:p>
          </table:table-cell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2915307" calcext:value-type="float">
            <text:p>2915307</text:p>
          </table:table-cell>
          <table:table-cell/>
          <table:table-cell table:formula="of:=[.N89]*[.O89]" office:value-type="float" office:value="0" calcext:value-type="float">
            <text:p>0</text:p>
          </table:table-cell>
          <table:table-cell office:value-type="float" office:value="292609" calcext:value-type="float">
            <text:p>292609</text:p>
          </table:table-cell>
          <table:table-cell table:number-columns-repeated="2"/>
          <table:table-cell office:value-type="float" office:value="292609" calcext:value-type="float">
            <text:p>292609</text:p>
          </table:table-cell>
          <table:table-cell/>
          <table:table-cell table:formula="of:=[.J89]/[.D89]" office:value-type="float" office:value="0.100369875282432" calcext:value-type="float">
            <text:p>0,1003698753</text:p>
          </table:table-cell>
          <table:table-cell/>
          <table:table-cell table:style-name="ce1" table:number-columns-repeated="2"/>
          <table:table-cell office:value-type="float" office:value="2789833" calcext:value-type="float">
            <text:p>2789833</text:p>
          </table:table-cell>
          <table:table-cell table:formula="of:=[.P89]/[.D89]" office:value-type="float" office:value="0.956960278968904" calcext:value-type="float">
            <text:p>0,956960279</text:p>
          </table:table-cell>
        </table:table-row>
        <table:table-row table:style-name="ro1"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3119693" calcext:value-type="float">
            <text:p>3119693</text:p>
          </table:table-cell>
          <table:table-cell/>
          <table:table-cell table:formula="of:=[.N90]*[.O90]" office:value-type="float" office:value="0" calcext:value-type="float">
            <text:p>0</text:p>
          </table:table-cell>
          <table:table-cell office:value-type="float" office:value="305843" calcext:value-type="float">
            <text:p>305843</text:p>
          </table:table-cell>
          <table:table-cell table:number-columns-repeated="2"/>
          <table:table-cell office:value-type="float" office:value="305843" calcext:value-type="float">
            <text:p>305843</text:p>
          </table:table-cell>
          <table:table-cell/>
          <table:table-cell table:formula="of:=[.J90]/[.D90]" office:value-type="float" office:value="0.098036249079637" calcext:value-type="float">
            <text:p>0,0980362491</text:p>
          </table:table-cell>
          <table:table-cell/>
          <table:table-cell table:style-name="ce1" table:number-columns-repeated="2"/>
          <table:table-cell office:value-type="float" office:value="2848159" calcext:value-type="float">
            <text:p>2848159</text:p>
          </table:table-cell>
          <table:table-cell table:formula="of:=[.P90]/[.D90]" office:value-type="float" office:value="0.912961307410697" calcext:value-type="float">
            <text:p>0,9129613074</text:p>
          </table:table-cell>
        </table:table-row>
        <table:table-row table:style-name="ro1"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337802" calcext:value-type="float">
            <text:p>3337802</text:p>
          </table:table-cell>
          <table:table-cell/>
          <table:table-cell table:formula="of:=[.N91]*[.O91]" office:value-type="float" office:value="0" calcext:value-type="float">
            <text:p>0</text:p>
          </table:table-cell>
          <table:table-cell office:value-type="float" office:value="350445" calcext:value-type="float">
            <text:p>350445</text:p>
          </table:table-cell>
          <table:table-cell table:number-columns-repeated="2"/>
          <table:table-cell office:value-type="float" office:value="350445" calcext:value-type="float">
            <text:p>350445</text:p>
          </table:table-cell>
          <table:table-cell/>
          <table:table-cell table:formula="of:=[.J91]/[.D91]" office:value-type="float" office:value="0.104992746723742" calcext:value-type="float">
            <text:p>0,1049927467</text:p>
          </table:table-cell>
          <table:table-cell/>
          <table:table-cell table:style-name="ce1" table:number-columns-repeated="2"/>
          <table:table-cell office:value-type="float" office:value="2990297" calcext:value-type="float">
            <text:p>2990297</text:p>
          </table:table-cell>
          <table:table-cell table:formula="of:=[.P91]/[.D91]" office:value-type="float" office:value="0.895888072450073" calcext:value-type="float">
            <text:p>0,8958880725</text:p>
          </table:table-cell>
        </table:table-row>
        <table:table-row table:style-name="ro1"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3501016" calcext:value-type="float">
            <text:p>3501016</text:p>
          </table:table-cell>
          <table:table-cell/>
          <table:table-cell table:formula="of:=[.N92]*[.O92]" office:value-type="float" office:value="0" calcext:value-type="float">
            <text:p>0</text:p>
          </table:table-cell>
          <table:table-cell office:value-type="float" office:value="350946" calcext:value-type="float">
            <text:p>350946</text:p>
          </table:table-cell>
          <table:table-cell table:number-columns-repeated="2"/>
          <table:table-cell office:value-type="float" office:value="350946" calcext:value-type="float">
            <text:p>350946</text:p>
          </table:table-cell>
          <table:table-cell/>
          <table:table-cell table:formula="of:=[.J92]/[.D92]" office:value-type="float" office:value="0.100241187129679" calcext:value-type="float">
            <text:p>0,1002411871</text:p>
          </table:table-cell>
          <table:table-cell/>
          <table:table-cell table:style-name="ce1" table:number-columns-repeated="2"/>
          <table:table-cell office:value-type="float" office:value="3171156" calcext:value-type="float">
            <text:p>3171156</text:p>
          </table:table-cell>
          <table:table-cell table:formula="of:=[.P92]/[.D92]" office:value-type="float" office:value="0.90578163595939" calcext:value-type="float">
            <text:p>0,905781636</text:p>
          </table:table-cell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721575" calcext:value-type="float">
            <text:p>3721575</text:p>
          </table:table-cell>
          <table:table-cell/>
          <table:table-cell table:formula="of:=[.N93]*[.O93]" office:value-type="float" office:value="0" calcext:value-type="float">
            <text:p>0</text:p>
          </table:table-cell>
          <table:table-cell office:value-type="float" office:value="358777" calcext:value-type="float">
            <text:p>358777</text:p>
          </table:table-cell>
          <table:table-cell table:number-columns-repeated="2"/>
          <table:table-cell office:value-type="float" office:value="358777" calcext:value-type="float">
            <text:p>358777</text:p>
          </table:table-cell>
          <table:table-cell/>
          <table:table-cell table:formula="of:=[.J93]/[.D93]" office:value-type="float" office:value="0.096404613638043" calcext:value-type="float">
            <text:p>0,0964046136</text:p>
          </table:table-cell>
          <table:table-cell/>
          <table:table-cell table:style-name="ce1" table:number-columns-repeated="2"/>
          <table:table-cell office:value-type="float" office:value="3195173" calcext:value-type="float">
            <text:p>3195173</text:p>
          </table:table-cell>
          <table:table-cell table:formula="of:=[.P93]/[.D93]" office:value-type="float" office:value="0.858553972444462" calcext:value-type="float">
            <text:p>0,8585539724</text:p>
          </table:table-cell>
        </table:table-row>
        <table:table-row table:style-name="ro1"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3831855" calcext:value-type="float">
            <text:p>3831855</text:p>
          </table:table-cell>
          <table:table-cell/>
          <table:table-cell table:formula="of:=[.N94]*[.O94]" office:value-type="float" office:value="0" calcext:value-type="float">
            <text:p>0</text:p>
          </table:table-cell>
          <table:table-cell office:value-type="float" office:value="378383" calcext:value-type="float">
            <text:p>378383</text:p>
          </table:table-cell>
          <table:table-cell table:number-columns-repeated="2"/>
          <table:table-cell office:value-type="float" office:value="378383" calcext:value-type="float">
            <text:p>378383</text:p>
          </table:table-cell>
          <table:table-cell/>
          <table:table-cell table:formula="of:=[.J94]/[.D94]" office:value-type="float" office:value="0.0987466905715378" calcext:value-type="float">
            <text:p>0,0987466906</text:p>
          </table:table-cell>
          <table:table-cell/>
          <table:table-cell table:style-name="ce1" table:number-columns-repeated="2"/>
          <table:table-cell office:value-type="float" office:value="3274574" calcext:value-type="float">
            <text:p>3274574</text:p>
          </table:table-cell>
          <table:table-cell table:formula="of:=[.P94]/[.D94]" office:value-type="float" office:value="0.854566260988477" calcext:value-type="float">
            <text:p>0,854566261</text:p>
          </table:table-cell>
        </table:table-row>
        <table:table-row table:style-name="ro1"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4033789" calcext:value-type="float">
            <text:p>4033789</text:p>
          </table:table-cell>
          <table:table-cell/>
          <table:table-cell table:formula="of:=[.N95]*[.O95]" office:value-type="float" office:value="0" calcext:value-type="float">
            <text:p>0</text:p>
          </table:table-cell>
          <table:table-cell office:value-type="float" office:value="429847" calcext:value-type="float">
            <text:p>429847</text:p>
          </table:table-cell>
          <table:table-cell table:number-columns-repeated="2"/>
          <table:table-cell office:value-type="float" office:value="429847" calcext:value-type="float">
            <text:p>429847</text:p>
          </table:table-cell>
          <table:table-cell/>
          <table:table-cell table:formula="of:=[.J95]/[.D95]" office:value-type="float" office:value="0.106561597545137" calcext:value-type="float">
            <text:p>0,1065615975</text:p>
          </table:table-cell>
          <table:table-cell/>
          <table:table-cell table:style-name="ce1" table:number-columns-repeated="2"/>
          <table:table-cell office:value-type="float" office:value="3469157" calcext:value-type="float">
            <text:p>3469157</text:p>
          </table:table-cell>
          <table:table-cell table:formula="of:=[.P95]/[.D95]" office:value-type="float" office:value="0.860024408812657" calcext:value-type="float">
            <text:p>0,8600244088</text:p>
          </table:table-cell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4311694" calcext:value-type="float">
            <text:p>4311694</text:p>
          </table:table-cell>
          <table:table-cell/>
          <table:table-cell table:formula="of:=[.N96]*[.O96]" office:value-type="float" office:value="0" calcext:value-type="float">
            <text:p>0</text:p>
          </table:table-cell>
          <table:table-cell office:value-type="float" office:value="436708" calcext:value-type="float">
            <text:p>436708</text:p>
          </table:table-cell>
          <table:table-cell table:number-columns-repeated="2"/>
          <table:table-cell office:value-type="float" office:value="436708" calcext:value-type="float">
            <text:p>436708</text:p>
          </table:table-cell>
          <table:table-cell/>
          <table:table-cell table:formula="of:=[.J96]/[.D96]" office:value-type="float" office:value="0.101284553124596" calcext:value-type="float">
            <text:p>0,1012845531</text:p>
          </table:table-cell>
          <table:table-cell/>
          <table:table-cell table:style-name="ce1" table:number-columns-repeated="2"/>
          <table:table-cell office:value-type="float" office:value="3522091" calcext:value-type="float">
            <text:p>3522091</text:p>
          </table:table-cell>
          <table:table-cell table:formula="of:=[.P96]/[.D96]" office:value-type="float" office:value="0.816869425334915" calcext:value-type="float">
            <text:p>0,8168694253</text:p>
          </table:table-cell>
        </table:table-row>
        <table:table-row table:style-name="ro1"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4395997" calcext:value-type="float">
            <text:p>4395997</text:p>
          </table:table-cell>
          <table:table-cell/>
          <table:table-cell table:formula="of:=[.N97]*[.O97]" office:value-type="float" office:value="0" calcext:value-type="float">
            <text:p>0</text:p>
          </table:table-cell>
          <table:table-cell office:value-type="float" office:value="443570" calcext:value-type="float">
            <text:p>443570</text:p>
          </table:table-cell>
          <table:table-cell table:number-columns-repeated="2"/>
          <table:table-cell office:value-type="float" office:value="443570" calcext:value-type="float">
            <text:p>443570</text:p>
          </table:table-cell>
          <table:table-cell/>
          <table:table-cell table:formula="of:=[.J97]/[.D97]" office:value-type="float" office:value="0.100903162581776" calcext:value-type="float">
            <text:p>0,1009031626</text:p>
          </table:table-cell>
          <table:table-cell/>
          <table:table-cell table:style-name="ce1" table:number-columns-repeated="2"/>
          <table:table-cell office:value-type="float" office:value="3757845" calcext:value-type="float">
            <text:p>3757845</text:p>
          </table:table-cell>
          <table:table-cell table:formula="of:=[.P97]/[.D97]" office:value-type="float" office:value="0.854833385919053" calcext:value-type="float">
            <text:p>0,8548333859</text:p>
          </table:table-cell>
        </table:table-row>
        <table:table-row table:style-name="ro1"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4527843" calcext:value-type="float">
            <text:p>4527843</text:p>
          </table:table-cell>
          <table:table-cell/>
          <table:table-cell table:formula="of:=[.N98]*[.O98]" office:value-type="float" office:value="0" calcext:value-type="float">
            <text:p>0</text:p>
          </table:table-cell>
          <table:table-cell office:value-type="float" office:value="465627" calcext:value-type="float">
            <text:p>465627</text:p>
          </table:table-cell>
          <table:table-cell table:number-columns-repeated="2"/>
          <table:table-cell office:value-type="float" office:value="465627" calcext:value-type="float">
            <text:p>465627</text:p>
          </table:table-cell>
          <table:table-cell/>
          <table:table-cell table:formula="of:=[.J98]/[.D98]" office:value-type="float" office:value="0.102836383682031" calcext:value-type="float">
            <text:p>0,1028363837</text:p>
          </table:table-cell>
          <table:table-cell/>
          <table:table-cell table:style-name="ce1" table:number-columns-repeated="2"/>
          <table:table-cell office:value-type="float" office:value="3847539" calcext:value-type="float">
            <text:p>3847539</text:p>
          </table:table-cell>
          <table:table-cell table:formula="of:=[.P98]/[.D98]" office:value-type="float" office:value="0.849750974139342" calcext:value-type="float">
            <text:p>0,8497509741</text:p>
          </table:table-cell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662139" calcext:value-type="float">
            <text:p>4662139</text:p>
          </table:table-cell>
          <table:table-cell/>
          <table:table-cell table:formula="of:=[.N99]*[.O99]" office:value-type="float" office:value="0" calcext:value-type="float">
            <text:p>0</text:p>
          </table:table-cell>
          <table:table-cell office:value-type="float" office:value="470528" calcext:value-type="float">
            <text:p>470528</text:p>
          </table:table-cell>
          <table:table-cell table:number-columns-repeated="2"/>
          <table:table-cell office:value-type="float" office:value="470528" calcext:value-type="float">
            <text:p>470528</text:p>
          </table:table-cell>
          <table:table-cell/>
          <table:table-cell table:formula="of:=[.J99]/[.D99]" office:value-type="float" office:value="0.100925347785641" calcext:value-type="float">
            <text:p>0,1009253478</text:p>
          </table:table-cell>
          <table:table-cell/>
          <table:table-cell table:style-name="ce1" table:number-columns-repeated="2"/>
          <table:table-cell office:value-type="float" office:value="3982815" calcext:value-type="float">
            <text:p>3982815</text:p>
          </table:table-cell>
          <table:table-cell table:formula="of:=[.P99]/[.D99]" office:value-type="float" office:value="0.854289200729536" calcext:value-type="float">
            <text:p>0,8542892007</text:p>
          </table:table-cell>
        </table:table-row>
        <table:table-row table:style-name="ro1">
          <table:table-cell table:number-columns-repeated="2"/>
          <table:table-cell table:style-name="ce1" office:value-type="float" office:value="2397" calcext:value-type="float">
            <text:p>2397</text:p>
          </table:table-cell>
          <table:table-cell office:value-type="float" office:value="5168446" calcext:value-type="float">
            <text:p>5168446</text:p>
          </table:table-cell>
          <table:table-cell/>
          <table:table-cell table:formula="of:=[.N100]*[.O100]" office:value-type="float" office:value="0" calcext:value-type="float">
            <text:p>0</text:p>
          </table:table-cell>
          <table:table-cell office:value-type="float" office:value="484741" calcext:value-type="float">
            <text:p>484741</text:p>
          </table:table-cell>
          <table:table-cell table:number-columns-repeated="2"/>
          <table:table-cell office:value-type="float" office:value="484741" calcext:value-type="float">
            <text:p>484741</text:p>
          </table:table-cell>
          <table:table-cell/>
          <table:table-cell table:formula="of:=[.J100]/[.D100]" office:value-type="float" office:value="0.0937885391469699" calcext:value-type="float">
            <text:p>0,0937885391</text:p>
          </table:table-cell>
          <table:table-cell/>
          <table:table-cell table:style-name="ce1" table:number-columns-repeated="2"/>
          <table:table-cell office:value-type="float" office:value="4272974" calcext:value-type="float">
            <text:p>4272974</text:p>
          </table:table-cell>
          <table:table-cell table:formula="of:=[.P100]/[.D100]" office:value-type="float" office:value="0.826742506354908" calcext:value-type="float">
            <text:p>0,8267425064</text:p>
          </table:table-cell>
        </table:table-row>
        <table:table-row table:style-name="ro1"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5764937" calcext:value-type="float">
            <text:p>5764937</text:p>
          </table:table-cell>
          <table:table-cell/>
          <table:table-cell table:formula="of:=[.N101]*[.O101]" office:value-type="float" office:value="0" calcext:value-type="float">
            <text:p>0</text:p>
          </table:table-cell>
          <table:table-cell office:value-type="float" office:value="503856" calcext:value-type="float">
            <text:p>503856</text:p>
          </table:table-cell>
          <table:table-cell table:number-columns-repeated="2"/>
          <table:table-cell office:value-type="float" office:value="503856" calcext:value-type="float">
            <text:p>503856</text:p>
          </table:table-cell>
          <table:table-cell/>
          <table:table-cell table:formula="of:=[.J101]/[.D101]" office:value-type="float" office:value="0.0874000878066837" calcext:value-type="float">
            <text:p>0,0874000878</text:p>
          </table:table-cell>
          <table:table-cell/>
          <table:table-cell table:style-name="ce1" table:number-columns-repeated="2"/>
          <table:table-cell office:value-type="float" office:value="5225301" calcext:value-type="float">
            <text:p>5225301</text:p>
          </table:table-cell>
          <table:table-cell table:formula="of:=[.P101]/[.D101]" office:value-type="float" office:value="0.906393426328857" calcext:value-type="float">
            <text:p>0,9063934263</text:p>
          </table:table-cell>
        </table:table-row>
        <table:table-row table:style-name="ro1">
          <table:table-cell table:number-columns-repeated="2"/>
          <table:table-cell office:value-type="float" office:value="2597" calcext:value-type="float">
            <text:p>2597</text:p>
          </table:table-cell>
          <table:table-cell office:value-type="float" office:value="6166846" calcext:value-type="float">
            <text:p>6166846</text:p>
          </table:table-cell>
          <table:table-cell/>
          <table:table-cell table:formula="of:=[.N102]*[.O102]" office:value-type="float" office:value="0" calcext:value-type="float">
            <text:p>0</text:p>
          </table:table-cell>
          <table:table-cell office:value-type="float" office:value="524932" calcext:value-type="float">
            <text:p>524932</text:p>
          </table:table-cell>
          <table:table-cell table:number-columns-repeated="2"/>
          <table:table-cell office:value-type="float" office:value="524932" calcext:value-type="float">
            <text:p>524932</text:p>
          </table:table-cell>
          <table:table-cell/>
          <table:table-cell table:formula="of:=[.J102]/[.D102]" office:value-type="float" office:value="0.0851216326790064" calcext:value-type="float">
            <text:p>0,0851216327</text:p>
          </table:table-cell>
          <table:table-cell/>
          <table:table-cell table:style-name="ce1" table:number-columns-repeated="2"/>
          <table:table-cell office:value-type="float" office:value="5887960" calcext:value-type="float">
            <text:p>5887960</text:p>
          </table:table-cell>
          <table:table-cell table:formula="of:=[.P102]/[.D102]" office:value-type="float" office:value="0.954776558389816" calcext:value-type="float">
            <text:p>0,9547765584</text:p>
          </table:table-cell>
        </table:table-row>
      </table:table>
      <table:named-expressions/>
      <table:database-ranges>
        <table:database-range table:name="__Anonymous_Sheet_DB__0" table:target-range-address="Hoja1.M4:Hoja1.M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0:00:26.1066563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2:23:02.267698901</meta:creation-date>
    <dc:date>2016-10-07T01:09:11.185353931</dc:date>
    <meta:editing-duration>PT10H57M54S</meta:editing-duration>
    <meta:editing-cycles>5</meta:editing-cycles>
    <meta:generator>LibreOffice/4.2.8.2$Linux_x86 LibreOffice_project/420m0$Build-2</meta:generator>
    <meta:document-statistic meta:table-count="1" meta:cell-count="740" meta:object-count="0"/>
  </office:meta>
</office:document-meta>
</file>